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93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1.4417in"/>
    </style:style>
    <style:style style:name="co6" style:family="table-column">
      <style:table-column-properties fo:break-before="auto" style:column-width="1.0201in"/>
    </style:style>
    <style:style style:name="co7" style:family="table-column">
      <style:table-column-properties fo:break-before="auto" style:column-width="2.3374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4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/>
          <table:table-cell table:style-name="ce5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7774" calcext:value-type="currency">
            <text:p>$0.07774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5548" calcext:value-type="currency">
            <text:p>$0.15548</text:p>
          </table:table-cell>
          <table:table-cell table:style-name="ce4" office:value-type="currency" office:currency="USD" office:value="0.2364" calcext:value-type="currency">
            <text:p>$0.2364</text:p>
          </table:table-cell>
          <table:table-cell office:value-type="float" office:value="25" calcext:value-type="float">
            <text:p>25</text:p>
          </table:table-cell>
          <table:table-cell table:style-name="ce4" table:formula="of:=[.D2]*[.F2]" office:value-type="currency" office:currency="USD" office:value="0.4728" calcext:value-type="currency">
            <text:p>$0.4728</text:p>
          </table:table-cell>
          <table:table-cell table:style-name="ce5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74VHC1G66DFT1GOSCT-ND</text:p>
          </table:table-cell>
          <table:table-cell office:value-type="string" calcext:value-type="string">
            <text:p>MC74VHC1G66DFT1G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table:style-name="ce4" office:value-type="currency" office:currency="USD" office:value="0.847" calcext:value-type="currency">
            <text:p>$0.8470</text:p>
          </table:table-cell>
          <table:table-cell office:value-type="float" office:value="10" calcext:value-type="float">
            <text:p>10</text:p>
          </table:table-cell>
          <table:table-cell table:style-name="ce4" table:formula="of:=[.D3]*[.F3]" office:value-type="currency" office:currency="USD" office:value="0.847" calcext:value-type="currency">
            <text:p>$0.8470</text:p>
          </table:table-cell>
          <table:table-cell table:style-name="ce5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table:style-name="ce4" office:value-type="currency" office:currency="USD" office:value="0.57" calcext:value-type="currency">
            <text:p>$0.5700</text:p>
          </table:table-cell>
          <table:table-cell office:value-type="float" office:value="10" calcext:value-type="float">
            <text:p>10</text:p>
          </table:table-cell>
          <table:table-cell table:style-name="ce4" table:formula="of:=[.D4]*[.F4]" office:value-type="currency" office:currency="USD" office:value="0.57" calcext:value-type="currency">
            <text:p>$0.5700</text:p>
          </table:table-cell>
          <table:table-cell table:style-name="ce5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/>
        </table:table-row>
        <table:table-row table:style-name="ro1">
          <table:table-cell office:value-type="string" calcext:value-type="string">
            <text:p>200pF chip cap</text:p>
          </table:table-cell>
          <table:table-cell table:style-name="ce1" office:value-type="currency" office:currency="USD" office:value="0.0102" calcext:value-type="currency">
            <text:p>$0.010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204" calcext:value-type="currency">
            <text:p>$0.02040</text:p>
          </table:table-cell>
          <table:table-cell table:style-name="ce4" office:value-type="currency" office:currency="USD" office:value="0.0226" calcext:value-type="currency">
            <text:p>$0.0226</text:p>
          </table:table-cell>
          <table:table-cell office:value-type="float" office:value="50" calcext:value-type="float">
            <text:p>50</text:p>
          </table:table-cell>
          <table:table-cell table:style-name="ce4" table:formula="of:=[.D5]*[.F5]" office:value-type="currency" office:currency="USD" office:value="0.0452" calcext:value-type="currency">
            <text:p>$0.0452</text:p>
          </table:table-cell>
          <table:table-cell table:style-name="ce5"/>
          <table:table-cell office:value-type="string" calcext:value-type="string">
            <text:p>2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35-1-ND</text:p>
          </table:table-cell>
          <table:table-cell office:value-type="string" calcext:value-type="string">
            <text:p>GRM1885C1H221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8.2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6]*[.B6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6]*[.F6]" office:value-type="currency" office:currency="USD" office:value="0.1744" calcext:value-type="currency">
            <text:p>$0.1744</text:p>
          </table:table-cell>
          <table:table-cell table:style-name="ce5"/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CT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7]*[.B7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7]*[.F7]" office:value-type="currency" office:currency="USD" office:value="0.1744" calcext:value-type="currency">
            <text:p>$0.1744</text:p>
          </table:table-cell>
          <table:table-cell table:style-name="ce5"/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8]*[.B8]" office:value-type="currency" office:currency="USD" office:value="0.01711" calcext:value-type="currency">
            <text:p>$0.01711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8]*[.F8]" office:value-type="currency" office:currency="USD" office:value="0.0436" calcext:value-type="currency">
            <text:p>$0.0436</text:p>
          </table:table-cell>
          <table:table-cell table:style-name="ce5"/>
          <table:table-cell office:value-type="string" calcext:value-type="string">
            <text:p>1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.00KHCT-ND</text:p>
          </table:table-cell>
          <table:table-cell office:value-type="string" calcext:value-type="string">
            <text:p>CRCW06031K0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7])" office:value-type="float" office:value="14" calcext:value-type="float">
            <text:p>14</text:p>
          </table:table-cell>
          <table:table-cell table:style-name="ce1" table:formula="of:=SUM([.E2:.E8])" office:value-type="currency" office:currency="USD" office:value="0.99977" calcext:value-type="currency">
            <text:p>$0.99977</text:p>
          </table:table-cell>
          <table:table-cell table:style-name="ce4"/>
          <table:table-cell/>
          <table:table-cell table:style-name="ce4" table:formula="of:=SUM([.H2:.H7])" office:value-type="currency" office:currency="USD" office:value="2.2838" calcext:value-type="currency">
            <text:p>$2.2838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2]*[.B12]" office:value-type="currency" office:currency="USD" office:value="1.6226" calcext:value-type="currency">
            <text:p>$1.62260</text:p>
          </table:table-cell>
          <table:table-cell table:style-name="ce4" office:value-type="currency" office:currency="USD" office:value="2.44" calcext:value-type="currency">
            <text:p>$2.4400</text:p>
          </table:table-cell>
          <table:table-cell office:value-type="float" office:value="10" calcext:value-type="float">
            <text:p>10</text:p>
          </table:table-cell>
          <table:table-cell table:style-name="ce4" table:formula="of:=[.D12]*[.F12]" office:value-type="currency" office:currency="USD" office:value="2.44" calcext:value-type="currency">
            <text:p>$2.4400</text:p>
          </table:table-cell>
          <table:table-cell table:style-name="ce5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office:value-type="float" office:value="50" calcext:value-type="float">
            <text:p>5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table:style-name="ce5"/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1137" calcext:value-type="currency">
            <text:p>$0.1137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1137" calcext:value-type="currency">
            <text:p>$0.11370</text:p>
          </table:table-cell>
          <table:table-cell table:style-name="ce4" office:value-type="currency" office:currency="USD" office:value="0.03" calcext:value-type="currency">
            <text:p>$0.0300</text:p>
          </table:table-cell>
          <table:table-cell office:value-type="float" office:value="10" calcext:value-type="float">
            <text:p>10</text:p>
          </table:table-cell>
          <table:table-cell table:style-name="ce4" table:formula="of:=[.D14]*[.F14]" office:value-type="currency" office:currency="USD" office:value="0.03" calcext:value-type="currency">
            <text:p>$0.0300</text:p>
          </table:table-cell>
          <table:table-cell table:style-name="ce5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355-1-ND</text:p>
          </table:table-cell>
          <table:table-cell office:value-type="string" calcext:value-type="string">
            <text:p>CIC10J601NC</text:p>
          </table:table-cell>
          <table:table-cell office:value-type="string" calcext:value-type="string">
            <text:p>0603-IND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5]*[.B15]" office:value-type="currency" office:currency="USD" office:value="0.0297" calcext:value-type="currency">
            <text:p>$0.02970</text:p>
          </table:table-cell>
          <table:table-cell table:style-name="ce4" office:value-type="currency" office:currency="USD" office:value="0.0634" calcext:value-type="currency">
            <text:p>$0.0634</text:p>
          </table:table-cell>
          <table:table-cell office:value-type="float" office:value="50" calcext:value-type="float">
            <text:p>50</text:p>
          </table:table-cell>
          <table:table-cell table:style-name="ce4" table:formula="of:=[.D15]*[.F15]" office:value-type="currency" office:currency="USD" office:value="0.0634" calcext:value-type="currency">
            <text:p>$0.0634</text:p>
          </table:table-cell>
          <table:table-cell table:style-name="ce5"/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6]*[.B16]" office:value-type="currency" office:currency="USD" office:value="0.0144" calcext:value-type="currency">
            <text:p>$0.01440</text:p>
          </table:table-cell>
          <table:table-cell table:style-name="ce4" office:value-type="currency" office:currency="USD" office:value="0.0156" calcext:value-type="currency">
            <text:p>$0.0156</text:p>
          </table:table-cell>
          <table:table-cell office:value-type="float" office:value="50" calcext:value-type="float">
            <text:p>50</text:p>
          </table:table-cell>
          <table:table-cell table:style-name="ce4" table:formula="of:=[.D16]*[.F16]" office:value-type="currency" office:currency="USD" office:value="0.0312" calcext:value-type="currency">
            <text:p>$0.0312</text:p>
          </table:table-cell>
          <table:table-cell table:style-name="ce5"/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1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10nF chip cap</text:p>
          </table:table-cell>
          <table:table-cell table:style-name="ce1" office:value-type="currency" office:currency="USD" office:value="0.013" calcext:value-type="currency">
            <text:p>$0.013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7]*[.B17]" office:value-type="currency" office:currency="USD" office:value="0.013" calcext:value-type="currency">
            <text:p>$0.01300</text:p>
          </table:table-cell>
          <table:table-cell table:style-name="ce4" office:value-type="currency" office:currency="USD" office:value="0.027" calcext:value-type="currency">
            <text:p>$0.0270</text:p>
          </table:table-cell>
          <table:table-cell office:value-type="float" office:value="10" calcext:value-type="float">
            <text:p>10</text:p>
          </table:table-cell>
          <table:table-cell table:style-name="ce4" table:formula="of:=[.D17]*[.F17]" office:value-type="currency" office:currency="USD" office:value="0.027" calcext:value-type="currency">
            <text:p>$0.0270</text:p>
          </table:table-cell>
          <table:table-cell table:style-name="ce5"/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6051-1-ND</text:p>
          </table:table-cell>
          <table:table-cell office:value-type="string" calcext:value-type="string">
            <text:p>GCM188R71E104KA57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8]*[.B18]" office:value-type="currency" office:currency="USD" office:value="0.03422" calcext:value-type="currency">
            <text:p>$0.03422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18]*[.F18]" office:value-type="currency" office:currency="USD" office:value="0.0872" calcext:value-type="currency">
            <text:p>$0.0872</text:p>
          </table:table-cell>
          <table:table-cell table:style-name="ce5"/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CT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48" calcext:value-type="currency">
            <text:p>$0.48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0.48" calcext:value-type="currency">
            <text:p>$0.48000</text:p>
          </table:table-cell>
          <table:table-cell table:style-name="ce4" office:value-type="currency" office:currency="USD" office:value="0.79" calcext:value-type="currency">
            <text:p>$0.7900</text:p>
          </table:table-cell>
          <table:table-cell office:value-type="float" office:value="10" calcext:value-type="float">
            <text:p>10</text:p>
          </table:table-cell>
          <table:table-cell table:style-name="ce4" table:formula="of:=[.D19]*[.F19]" office:value-type="currency" office:currency="USD" office:value="0.79" calcext:value-type="currency">
            <text:p>$0.7900</text:p>
          </table:table-cell>
          <table:table-cell table:style-name="ce5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31K-ND</text:p>
          </table:table-cell>
          <table:table-cell/>
          <table:table-cell office:value-type="string" calcext:value-type="string">
            <text:p>USB-A-SMT-MALE</text:p>
          </table:table-cell>
          <table:table-cell office:value-type="string" calcext:value-type="string">
            <text:p>From Keystone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1.45" calcext:value-type="currency">
            <text:p>$1.45000</text:p>
          </table:table-cell>
          <table:table-cell table:style-name="ce4" office:value-type="currency" office:currency="USD" office:value="1.8" calcext:value-type="currency">
            <text:p>$1.8000</text:p>
          </table:table-cell>
          <table:table-cell office:value-type="float" office:value="10" calcext:value-type="float">
            <text:p>10</text:p>
          </table:table-cell>
          <table:table-cell table:style-name="ce4" table:formula="of:=[.D20]*[.F20]" office:value-type="currency" office:currency="USD" office:value="1.8" calcext:value-type="currency">
            <text:p>$1.8000</text:p>
          </table:table-cell>
          <table:table-cell table:style-name="ce5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0.682" calcext:value-type="currency">
            <text:p>$0.68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formula="of:=[.D21]*[.B21]" office:value-type="currency" office:currency="USD" office:value="0.682" calcext:value-type="currency">
            <text:p>$0.68200</text:p>
          </table:table-cell>
          <table:table-cell table:style-name="ce4" office:value-type="currency" office:currency="USD" office:value="1.17" calcext:value-type="currency">
            <text:p>$1.1700</text:p>
          </table:table-cell>
          <table:table-cell office:value-type="float" office:value="12" calcext:value-type="float">
            <text:p>12</text:p>
          </table:table-cell>
          <table:table-cell table:style-name="ce4" table:formula="of:=[.D21]*[.F21]" office:value-type="currency" office:currency="USD" office:value="1.17" calcext:value-type="currency">
            <text:p>$1.1700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table:style-name="ce1" table:formula="of:=SUM([.E12:.E21])" office:value-type="currency" office:currency="USD" office:value="4.44442" calcext:value-type="currency">
            <text:p>$4.44442</text:p>
          </table:table-cell>
          <table:table-cell table:style-name="Default"/>
          <table:table-cell/>
          <table:table-cell table:style-name="ce4" table:formula="of:=SUM([.H12:.H21])" office:value-type="currency" office:currency="USD" office:value="6.4492" calcext:value-type="currency">
            <text:p>$6.449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1" calcext:value-type="currency">
            <text:p>$1.00000</text:p>
          </table:table-cell>
          <table:table-cell table:style-name="ce2"/>
          <table:table-cell/>
          <table:table-cell table:style-name="ce4"/>
          <table:table-cell table:number-columns-repeated="7"/>
          <table:table-cell office:value-type="string" calcext:value-type="string">
            <text:p>Application of silver EMI shielding paint</text:p>
          </table:table-cell>
        </table:table-row>
        <table:table-row table:style-name="ro2">
          <table:table-cell office:value-type="string" calcext:value-type="string">
            <text:p>Assembly</text:p>
          </table:table-cell>
          <table:table-cell table:style-name="ce2" office:value-type="currency" office:currency="USD" office:value="1.67" calcext:value-type="currency">
            <text:p>$1.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1.67" calcext:value-type="currency">
            <text:p>$1.67000</text:p>
          </table:table-cell>
          <table:table-cell table:style-name="ce4"/>
          <table:table-cell/>
          <table:table-cell table:style-name="ce4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1" calcext:value-type="currency">
            <text:p>$1.00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1<text:span text:style-name="T1">st</text:span> class mail</text:p>
          </table:table-cell>
          <table:table-cell table:style-name="ce2" office:value-type="currency" office:currency="USD" office:value="0.98" calcext:value-type="currency">
            <text:p>$0.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0.98" calcext:value-type="currency">
            <text:p>$0.98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8]*[.B28]" office:value-type="currency" office:currency="USD" office:value="0.17" calcext:value-type="currency">
            <text:p>$0.17000</text:p>
          </table:table-cell>
          <table:table-cell table:style-name="ce4"/>
          <table:table-cell/>
          <table:table-cell table:style-name="ce4"/>
          <table:table-cell table:number-columns-repeated="3"/>
          <table:table-cell office:value-type="string" calcext:value-type="string">
            <text:p>uline</text:p>
          </table:table-cell>
          <table:table-cell table:style-name="ce6" office:value-type="string" calcext:value-type="string">
            <text:p>S-80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formula="of:=SUM([.E24:.E28])" office:value-type="currency" office:currency="USD" office:value="4.82" calcext:value-type="currency">
            <text:p>$4.82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9]+[.E22]+[.E9]" office:value-type="currency" office:currency="USD" office:value="10.26419" calcext:value-type="currency">
            <text:p>$10.26419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3"/>
          <table:table-cell office:value-type="float" office:value="1.333" calcext:value-type="float">
            <text:p>1.33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 after margin</text:p>
          </table:table-cell>
          <table:table-cell table:number-columns-repeated="3"/>
          <table:table-cell table:style-name="ce1" table:formula="of:=[.E31]*[.E32]" office:value-type="currency" office:currency="USD" office:value="13.68216527" calcext:value-type="currency">
            <text:p>$13.68217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indle charges</text:p>
          </table:table-cell>
          <table:table-cell table:number-columns-repeated="3"/>
          <table:table-cell table:style-name="ce1" table:formula="of:=[.E33]*0.075 + 0.3" office:value-type="currency" office:currency="USD" office:value="1.32616239525" calcext:value-type="currency">
            <text:p>$1.32616</text:p>
          </table:table-cell>
          <table:table-cell table:style-name="Default"/>
          <table:table-cell table:number-columns-repeated="3"/>
          <table:table-cell office:value-type="string" calcext:value-type="string">
            <text:p>Tilndle charges only 5% + payment processing fee of 2.1-2.9% + $0.3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[.E36]+[.E33]" office:value-type="currency" office:currency="USD" office:value="15.00832766525" calcext:value-type="currency">
            <text:p>$15.0083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1" table:number-rows-repeated="104853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5:49:59.420277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0-23T15:54:48.834209426</dc:date>
    <meta:editing-duration>P3DT10H53M9S</meta:editing-duration>
    <meta:editing-cycles>111</meta:editing-cycles>
    <meta:generator>LibreOffice/4.2.6.3$Linux_X86_64 LibreOffice_project/420m0$Build-3</meta:generator>
    <meta:document-statistic meta:table-count="1" meta:cell-count="291" meta:object-count="0"/>
  </office:meta>
</office:document-meta>
</file>